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44cm" fo:min-width="0.25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25cm" fo:min-width="14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25cm" fo:min-width="0.2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0.47cm" fo:min-width="0.2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5cm" fo:min-width="0.313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75cm" fo:min-width="11.75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5cm" fo:min-width="11.75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5cm" fo:min-width="14cm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1.342cm" fo:min-width="4.8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25cm" svg:x="10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25cm" svg:x="10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25cm" svg:x="10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25cm" svg:x="10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25cm" svg:x="8.5cm" svg:y="1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4.5cm" svg:height="1.5cm" svg:x="3.5cm" svg:y="13.25cm">
          <text:p text:style-name="P2">Loop (forever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8.5cm" svg:y="24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5cm" svg:height="1cm" svg:x="8.5cm" svg:y="22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25cm" svg:x="8.5cm" svg:y="19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5cm" svg:height="1cm" svg:x="8.5cm" svg:y="18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25cm" svg:x="8.5cm" svg:y="16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5cm" svg:height="12.251cm" svg:x="3.5cm" svg:y="14.749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755cm" svg:height="1.999cm" draw:transform="skewX (0.0171042266695444) rotate (1.5685273987673) translate (3.748cm 27.465cm)">
          <text:p/>
          <draw:enhanced-geometry svg:viewBox="0 0 21600 21600" draw:text-areas="?f0 0 ?f2 ?f5" draw:type="down-arrow" draw:modifiers="21600 5799.333777481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6" draw:text-style-name="P4" draw:layer="layout" svg:width="12.25cm" svg:height="1cm" svg:x="5.75cm" svg:y="15.75cm">
            <text:p text:style-name="P2">DB_SYNC: Periodic DB Jobs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2.25cm" svg:height="1cm" svg:x="5.75cm" svg:y="17.5cm">
            <text:p text:style-name="P2">DB_THREAD: Execute stored SQL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2.25cm" svg:height="1cm" svg:x="5.75cm" svg:y="19.25cm">
            <text:p text:style-name="P2">TN_THREAD: Get incoming Telnet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25cm" svg:height="1.75cm" svg:x="5.75cm" svg:y="21cm">
            <text:p text:style-name="P2">TPC_EXEC_TELNET_CMD:</text:p>
            <text:p text:style-name="P2">Exec a Command received via Telnet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25cm" svg:height="1.75cm" svg:x="5.75cm" svg:y="23.25cm">
            <text:p text:style-name="P2">UDP_EXEC_DATA:</text:p>
            <text:p text:style-name="P2">Exec Node/GW Data received via UDP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25cm" svg:height="1.75cm" svg:x="5.75cm" svg:y="25.75cm">
            <text:p text:style-name="P2">ORDERLOOP:</text:p>
            <text:p text:style-name="P2">Send Data to Node/GW via UDP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4.5cm" svg:height="1cm" svg:x="3.5cm" svg:y="11.75cm">
            <text:p text:style-name="P2">Initialise Objects and System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4.5cm" svg:height="1cm" svg:x="3.5cm" svg:y="10.25cm">
            <text:p text:style-name="P2">Open Ports (TCP and UDP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12.25cm" svg:height="1cm" svg:x="5.75cm" svg:y="15.75cm">
            <text:p text:style-name="P2">DB_SYNC: Periodic DB Jobs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2.25cm" svg:height="1cm" svg:x="5.75cm" svg:y="17.5cm">
            <text:p text:style-name="P2">DB_THREAD: Execute stored SQL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2.25cm" svg:height="1cm" svg:x="5.75cm" svg:y="19.25cm">
            <text:p text:style-name="P2">TN_THREAD: Get incoming Telnet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25cm" svg:height="1.75cm" svg:x="5.75cm" svg:y="21cm">
            <text:p text:style-name="P2">TPC_EXEC_TELNET_CMD:</text:p>
            <text:p text:style-name="P2">Exec a Command received via Telnet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25cm" svg:height="1.75cm" svg:x="5.75cm" svg:y="23.25cm">
            <text:p text:style-name="P2">UDP_EXEC_DATA:</text:p>
            <text:p text:style-name="P2">Exec Node/GW Data received via UDP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25cm" svg:height="1.75cm" svg:x="5.75cm" svg:y="25.75cm">
            <text:p text:style-name="P2">ORDERLOOP:</text:p>
            <text:p text:style-name="P2">Send Data to Node/GW via UDP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4.5cm" svg:height="1cm" svg:x="3.5cm" svg:y="11.75cm">
            <text:p text:style-name="P2">Initialise Objects and System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4.5cm" svg:height="1cm" svg:x="3.5cm" svg:y="10.25cm">
            <text:p text:style-name="P2">Open Ports (TCP and UDP)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4.5cm" svg:height="1cm" svg:x="3.5cm" svg:y="8.75cm">
            <text:p text:style-name="P2">Init PID- and Logfile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4.5cm" svg:height="1cm" svg:x="3.5cm" svg:y="7.25cm">
            <text:p text:style-name="P2">Start as DEAMON ?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7.5cm" svg:height="2.25cm" svg:x="7cm" svg:y="3.75cm">
            <text:p text:style-name="P2">Sta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.5cm" svg:height="1.25cm" svg:x="10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draw:layer="layout" svg:width="6.065cm" svg:height="0.962cm" svg:x="7.685cm" svg:y="1.538cm">
          <draw:text-box>
            <text:p>Rf24hubd Overvie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5T17:01:40.154717158</meta:creation-date>
    <dc:date>2022-11-05T17:45:21.725855187</dc:date>
    <meta:editing-duration>PT1M58S</meta:editing-duration>
    <meta:editing-cycles>2</meta:editing-cycles>
    <meta:generator>LibreOffice/7.3.6.2$Linux_X86_64 LibreOffice_project/30$Build-2</meta:generator>
    <meta:document-statistic meta:object-count="36"/>
  </office:meta>
</office:document-meta>
</file>